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imran@simran-Lenovo-IdeaPad-S145-15IWL:~/Desktop$ cd lsp/</text:p>
      <text:p text:style-name="Standard">simran@simran-Lenovo-IdeaPad-S145-15IWL:~/Desktop/lsp$ cd program_1</text:p>
      <text:p text:style-name="Standard">simran@simran-Lenovo-IdeaPad-S145-15IWL:~/Desktop/lsp/program_1$ ls</text:p>
      <text:p text:style-name="Standard">Demo.c <text:s/>makefile</text:p>
      <text:p text:style-name="Standard">simran@simran-Lenovo-IdeaPad-S145-15IWL:~/Desktop/lsp/program_1$ make </text:p>
      <text:p text:style-name="Standard">gcc Demo.c -o myexe</text:p>
      <text:p text:style-name="Standard">simran@simran-Lenovo-IdeaPad-S145-15IWL:~/Desktop/lsp/program_1$ ls</text:p>
      <text:p text:style-name="Standard">Demo.c <text:s/>makefile <text:s/>myexe</text:p>
      <text:p text:style-name="Standard">simran@simran-Lenovo-IdeaPad-S145-15IWL:~/Desktop/lsp/program_1$ make clean</text:p>
      <text:p text:style-name="Standard">rm myexe</text:p>
      <text:p text:style-name="Standard">simran@simran-Lenovo-IdeaPad-S145-15IWL:~/Desktop/lsp/program_1$ ls</text:p>
      <text:p text:style-name="Standard">Demo.c <text:s/>makefile</text:p>
      <text:p text:style-name="Standard">simran@simran-Lenovo-IdeaPad-S145-15IWL:~/Desktop/lsp/program_1$ make build</text:p>
      <text:p text:style-name="Standard">gcc Demo.c -o myexe</text:p>
      <text:p text:style-name="Standard">simran@simran-Lenovo-IdeaPad-S145-15IWL:~/Desktop/lsp/program_1$ ls</text:p>
      <text:p text:style-name="Standard">Demo.c <text:s/>makefile <text:s/>myexe</text:p>
      <text:p text:style-name="Standard">simran@simran-Lenovo-IdeaPad-S145-15IWL:~/Desktop/lsp/program_1$ make ARGS="Demo.c" run</text:p>
      <text:p text:style-name="Standard">./myexe Demo.c</text:p>
      <text:p text:style-name="Standard">File gets successfully opened with fd : 3</text:p>
      <text:p text:style-name="Standard">Inside main</text:p>
      <text:p text:style-name="Standard">simran@simran-Lenovo-IdeaPad-S145-15IWL:~/Desktop/lsp/program_1$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3:31:14.758073064</meta:creation-date>
    <dc:date>2020-09-12T23:32:23.619392751</dc:date>
    <meta:editing-duration>PT1M14S</meta:editing-duration>
    <meta:editing-cycles>1</meta:editing-cycles>
    <meta:document-statistic meta:table-count="0" meta:image-count="0" meta:object-count="0" meta:page-count="1" meta:paragraph-count="21" meta:word-count="59" meta:character-count="955" meta:non-whitespace-character-count="909"/>
    <meta:generator>LibreOffice/6.0.7.3$Linux_X86_64 LibreOffice_project/00m0$Build-3</meta:generator>
  </office:meta>
</office:document-meta>
</file>